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96cm" fo:min-width="5.06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fill-color="#729fcf" draw:opacity="50%" draw:textarea-horizontal-align="justify" draw:textarea-vertical-align="middle" draw:auto-grow-height="false" fo:min-height="2.102cm" fo:min-width="1.768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gradient" draw:fill-color="#729fcf" draw:fill-gradient-name="Tango_20_Red" draw:opacity="100%" draw:textarea-horizontal-align="justify" draw:textarea-vertical-align="middle" draw:auto-grow-height="false" fo:min-height="2.545cm" fo:min-width="6.852cm" draw:shadow-opacity="100%"/>
    </style:style>
    <style:style style:name="gr5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2.545cm" fo:min-width="6.852cm"/>
    </style:style>
    <style:style style:name="gr6" style:family="graphic" style:parent-style-name="standard">
      <style:graphic-properties draw:stroke="none" draw:fill="gradient" draw:fill-color="#729fcf" draw:fill-gradient-name="Gradient_20_2" draw:opacity="50%" draw:textarea-horizontal-align="justify" draw:textarea-vertical-align="middle" draw:auto-grow-height="false" fo:min-height="2.545cm" fo:min-width="6.852cm"/>
    </style:style>
    <style:style style:name="gr7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2.545cm" fo:min-width="6.8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style:font-name="Arial" fo:font-size="18pt"/>
    </style:style>
    <style:style style:name="P4" style:family="paragraph">
      <loext:graphic-properties draw:fill="none" draw:fill-color="#729fcf" draw:opacity="50%"/>
      <style:paragraph-properties fo:text-align="center"/>
      <style:text-properties style:font-name="Arial" fo:font-size="18pt" fo:font-weight="bold" style:font-weight-asian="bold" style:font-weight-complex="bold"/>
    </style:style>
    <style:style style:name="P5" style:family="paragraph">
      <loext:graphic-properties draw:fill="gradient" draw:fill-color="#729fcf" draw:fill-gradient-name="Tango_20_Red" draw:opacity="100%"/>
      <style:paragraph-properties fo:text-align="center"/>
      <style:text-properties style:font-name="Arial" fo:font-size="18pt" fo:font-weight="bold" style:font-weight-asian="bold" style:font-weight-complex="bold"/>
    </style:style>
    <style:style style:name="P6" style:family="paragraph">
      <loext:graphic-properties draw:fill="gradient" draw:fill-gradient-name="Subtle_20_Tango_20_Green" draw:opacity="50%"/>
      <style:paragraph-properties fo:text-align="center"/>
      <style:text-properties style:font-name="Arial" fo:font-size="18pt" fo:font-weight="bold" style:font-weight-asian="bold" style:font-weight-complex="bold"/>
    </style:style>
    <style:style style:name="P7" style:family="paragraph">
      <loext:graphic-properties draw:fill="gradient" draw:fill-color="#729fcf" draw:fill-gradient-name="Gradient_20_2" draw:opacity="50%"/>
      <style:paragraph-properties fo:text-align="center"/>
      <style:text-properties style:font-name="Arial" fo:font-size="18pt" fo:font-weight="bold" style:font-weight-asian="bold" style:font-weight-complex="bold"/>
    </style:style>
    <style:style style:name="P8" style:family="paragraph">
      <style:paragraph-properties fo:text-align="center"/>
      <style:text-properties style:font-name="Arial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Arial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style:font-name="Ari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688cm" svg:height="1.27cm" svg:x="10.177cm" svg:y="6.604cm">
          <text:p text:style-name="P1">Pre-proces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3" draw:text-style-name="P4" draw:layer="layout" svg:width="2.943cm" svg:height="3.048cm" svg:x="4.154cm" svg:y="0.508cm">
          <text:p text:style-name="P3"><text:span text:style-name="T1">Raw</text:span></text:p>
          <text:p text:style-name="P3"><text:span text:style-name="T1">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5" draw:layer="layout" svg:width="7.352cm" svg:height="2.794cm" svg:x="7.632cm" svg:y="0.635cm">
          <text:p text:style-name="P3"><text:span text:style-name="T1">Data</text:span></text:p>
          <text:p text:style-name="P3"><text:span text:style-name="T1">Impor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7.352cm" svg:height="2.794cm" svg:x="19.317cm" svg:y="0.635cm">
          <text:p text:style-name="P3"><text:span text:style-name="T1">Statistical</text:span></text:p>
          <text:p text:style-name="P3"><text:span text:style-name="T1">Analysi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7.351cm" svg:height="2.794cm" svg:x="13.475cm" svg:y="0.635cm">
          <text:p text:style-name="P3"><text:span text:style-name="T1">Pre-</text:span></text:p>
          <text:p text:style-name="P3"><text:span text:style-name="T1">process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7.35cm" svg:height="2.794cm" svg:x="25.162cm" svg:y="0.635cm">
          <text:p text:style-name="P3"><text:span text:style-name="T1">Visualization</text:span></text:p>
          <text:p text:style-name="P3"><text:span text:style-name="T1">and</text:span></text:p>
          <text:p text:style-name="P3"><text:span text:style-name="T1">Report</text:span></text:p>
          <text:p text:style-name="P3"><text:span text:style-name="T1">Gener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9" draw:layer="layout" svg:width="3.089cm" svg:height="1.673cm" svg:x="0.508cm" svg:y="1.27cm">
          <draw:text-box>
            <text:p text:style-name="P8"><text:span text:style-name="T1">Analysis</text:span></text:p>
            <text:p text:style-name="P8"><text:span text:style-name="T1">step</text:span></text:p>
          </draw:text-box>
        </draw:frame>
        <draw:line draw:style-name="gr9" draw:text-style-name="P10" draw:layer="layout" svg:x1="3.71cm" svg:y1="12.092cm" svg:x2="3.71cm" svg:y2="0.154cm">
          <text:p/>
        </draw:line>
        <draw:line draw:style-name="gr9" draw:text-style-name="P10" draw:layer="layout" svg:x1="32.512cm" svg:y1="4.572cm" svg:x2="0.254cm" svg:y2="4.572cm">
          <text:p/>
        </draw:line>
        <draw:line draw:style-name="gr9" draw:text-style-name="P10" draw:layer="layout" svg:x1="32.512cm" svg:y1="8.272cm" svg:x2="0.254cm" svg:y2="8.272cm">
          <text:p/>
        </draw:line>
        <draw:frame draw:style-name="gr8" draw:text-style-name="P9" draw:layer="layout" svg:width="3.19cm" svg:height="1.673cm" svg:x="0.309cm" svg:y="5.671cm">
          <draw:text-box>
            <text:p text:style-name="P8"><text:span text:style-name="T1">dpcR</text:span></text:p>
            <text:p text:style-name="P8"><text:span text:style-name="T1">Fun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950e" draw:end-color="#ffd320" draw:start-intensity="100%" draw:end-intensity="100%" draw:angle="7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Red" draw:display-name="Tango Red" draw:style="linear" draw:start-color="#ef2929" draw:end-color="#ff950e" draw:start-intensity="100%" draw:end-intensity="100%" draw:angle="7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914cm" svg:x="1cm" svg:y="2.963cm"/>
      <draw:page-thumbnail draw:layer="backgroundobjects" svg:width="9.294cm" svg:height="5.914cm" svg:x="1cm" svg:y="11.011cm"/>
      <draw:page-thumbnail draw:layer="backgroundobjects" svg:width="9.294cm" svg:height="5.914cm" svg:x="1cm" svg:y="19.059cm"/>
      <draw:page-thumbnail draw:layer="backgroundobjects" svg:width="9.294cm" svg:height="5.914cm" svg:x="11.295cm" svg:y="2.963cm"/>
      <draw:page-thumbnail draw:layer="backgroundobjects" svg:width="9.294cm" svg:height="5.914cm" svg:x="11.295cm" svg:y="11.011cm"/>
      <draw:page-thumbnail draw:layer="backgroundobjects" svg:width="9.294cm" svg:height="5.914cm" svg:x="11.295cm" svg:y="19.059cm"/>
    </style:handout-master>
    <style:master-page style:name="Standard" style:page-layout-name="PM1" draw:style-name="Mdp1">
      <draw:frame presentation:style-name="Standard-title" draw:layer="backgroundobjects" svg:width="29.699cm" svg:height="3.506cm" svg:x="1.65cm" svg:y="0.837cm" presentation:class="title" presentation:placeholder="true">
        <draw:text-box/>
      </draw:frame>
      <draw:frame presentation:style-name="Standard-outline1" draw:layer="backgroundobjects" svg:width="29.699cm" svg:height="12.178cm" svg:x="1.65cm" svg:y="4.914cm" presentation:class="outline" presentation:placeholder="true">
        <draw:text-box/>
      </draw:frame>
      <draw:frame presentation:style-name="Mpr1" draw:text-style-name="MP2" draw:layer="backgroundobjects" svg:width="7.688cm" svg:height="1.448cm" svg:x="1.6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46cm" svg:height="1.448cm" svg:x="11.28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688cm" svg:height="1.448cm" svg:x="23.659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00:44:47.778381363</meta:creation-date>
    <dc:date>2015-08-19T13:25:02.614387360</dc:date>
    <meta:editing-duration>PT9H47M19S</meta:editing-duration>
    <meta:editing-cycles>8</meta:editing-cycles>
    <meta:generator>LibreOffice/5.0.0.5$Linux_x86 LibreOffice_project/00m0$Build-5</meta:generator>
    <meta:document-statistic meta:object-count="36"/>
  </office:meta>
</office:document-meta>
</file>